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wasdee" svg:font-family="Sawasdee" style:font-pitch="variable"/>
  </office:font-face-decls>
  <office:automatic-styles>
    <style:style style:name="Table1" style:family="table">
      <style:table-properties style:width="3.125in" fo:margin-left="1.9417in" table:align="left"/>
    </style:style>
    <style:style style:name="Table1.A" style:family="table-column">
      <style:table-column-properties style:column-width="0.8715in"/>
    </style:style>
    <style:style style:name="Table1.B" style:family="table-column">
      <style:table-column-properties style:column-width="2.253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4007in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3.5243in"/>
    </style:style>
    <style:style style:name="Table2.C" style:family="table-column">
      <style:table-column-properties style:column-width="2.236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2" style:family="table-row">
      <style:table-row-properties style:min-row-height="0.85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825in"/>
    </style:style>
    <style:style style:name="Table2.4" style:family="table-row">
      <style:table-row-properties style:min-row-height="1.05in"/>
    </style:style>
    <style:style style:name="P1" style:family="paragraph" style:parent-style-name="Standard">
      <style:paragraph-properties fo:text-align="center" style:justify-single-word="false"/>
      <style:text-properties style:font-name="Sawasdee" fo:font-size="20pt" fo:font-weight="bold" officeooo:rsid="0004aeb4" officeooo:paragraph-rsid="0004aeb4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Sawasdee" officeooo:rsid="0004aeb4" officeooo:paragraph-rsid="0004aeb4"/>
    </style:style>
    <style:style style:name="P3" style:family="paragraph" style:parent-style-name="Standard">
      <style:paragraph-properties fo:text-align="center" style:justify-single-word="false"/>
      <style:text-properties style:font-name="Sawasdee" officeooo:rsid="0004aeb4" officeooo:paragraph-rsid="0004aeb4"/>
    </style:style>
    <style:style style:name="P4" style:family="paragraph" style:parent-style-name="Standard">
      <style:text-properties style:font-name="Sawasdee" fo:font-size="14pt" fo:font-weight="bold" officeooo:rsid="0004aeb4" officeooo:paragraph-rsid="0004aeb4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Sawasdee" fo:font-size="14pt" fo:font-weight="bold" officeooo:rsid="0005d00f" officeooo:paragraph-rsid="0005d00f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Sawasdee" fo:font-weight="bold" officeooo:rsid="0005d00f" officeooo:paragraph-rsid="0005d00f" style:font-weight-asian="bold" style:font-weight-complex="bold"/>
    </style:style>
    <style:style style:name="P7" style:family="paragraph" style:parent-style-name="Table_20_Contents">
      <style:text-properties style:font-name="Sawasdee" fo:font-weight="bold" officeooo:rsid="000591f1" officeooo:paragraph-rsid="000591f1" style:font-weight-asian="bold" style:font-weight-complex="bold"/>
    </style:style>
    <style:style style:name="P8" style:family="paragraph" style:parent-style-name="Table_20_Contents">
      <style:text-properties style:font-name="Sawasdee" officeooo:rsid="000761aa" officeooo:paragraph-rsid="000761aa"/>
    </style:style>
    <style:style style:name="P9" style:family="paragraph" style:parent-style-name="Table_20_Contents">
      <style:text-properties style:font-name="Sawasdee" officeooo:rsid="00092a69" officeooo:paragraph-rsid="00092a69"/>
    </style:style>
    <style:style style:name="P10" style:family="paragraph" style:parent-style-name="Standard">
      <style:text-properties style:font-name="Sawasdee" officeooo:rsid="00092a69" officeooo:paragraph-rsid="00092a69"/>
    </style:style>
    <style:style style:name="P11" style:family="paragraph" style:parent-style-name="Standard">
      <style:text-properties style:font-name="Sawasdee" officeooo:rsid="000ed074" officeooo:paragraph-rsid="000ed074"/>
    </style:style>
    <style:style style:name="P12" style:family="paragraph" style:parent-style-name="Standard">
      <style:text-properties style:font-name="Sawasdee" fo:font-size="14pt" fo:font-weight="bold" officeooo:rsid="000ed074" officeooo:paragraph-rsid="000ed074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Sawasdee" officeooo:rsid="00092a69" officeooo:paragraph-rsid="000ed074"/>
    </style:style>
    <style:style style:name="P14" style:family="paragraph" style:parent-style-name="Standard">
      <style:text-properties style:font-name="Sawasdee" officeooo:rsid="00092a69" officeooo:paragraph-rsid="0004aeb4"/>
    </style:style>
    <style:style style:name="P15" style:family="paragraph" style:parent-style-name="Standard">
      <style:text-properties style:font-name="Sawasdee" officeooo:rsid="0004aeb4" officeooo:paragraph-rsid="0004aeb4"/>
    </style:style>
    <style:style style:name="P16" style:family="paragraph" style:parent-style-name="Standard">
      <style:text-properties style:font-name="Sawasdee" officeooo:rsid="0004aeb4" officeooo:paragraph-rsid="00092a69"/>
    </style:style>
    <style:style style:name="P17" style:family="paragraph" style:parent-style-name="Table_20_Contents">
      <style:text-properties style:font-name="Sawasdee" officeooo:rsid="000ed074" officeooo:paragraph-rsid="000ed074"/>
    </style:style>
    <style:style style:name="P18" style:family="paragraph" style:parent-style-name="Table_20_Contents">
      <style:paragraph-properties fo:text-align="center" style:justify-single-word="false"/>
      <style:text-properties style:font-name="Sawasdee" officeooo:rsid="000ed074" officeooo:paragraph-rsid="000ed074"/>
    </style:style>
    <style:style style:name="P19" style:family="paragraph" style:parent-style-name="Table_20_Contents">
      <style:text-properties style:font-name="Sawasdee" officeooo:rsid="000ed074" officeooo:paragraph-rsid="000f9ef2"/>
    </style:style>
    <style:style style:name="P20" style:family="paragraph" style:parent-style-name="Table_20_Contents">
      <style:text-properties style:font-name="Sawasdee" officeooo:rsid="00092a69" officeooo:paragraph-rsid="000f9ef2"/>
    </style:style>
    <style:style style:name="P21" style:family="paragraph" style:parent-style-name="Table_20_Contents">
      <style:text-properties style:font-name="Sawasdee" officeooo:rsid="000f9ef2" officeooo:paragraph-rsid="000f9ef2"/>
    </style:style>
    <style:style style:name="P22" style:family="paragraph" style:parent-style-name="Table_20_Contents">
      <style:paragraph-properties fo:text-align="center" style:justify-single-word="false"/>
      <style:text-properties style:font-name="Sawasdee" officeooo:rsid="000f9ef2" officeooo:paragraph-rsid="000f9ef2"/>
    </style:style>
    <style:style style:name="T1" style:family="text">
      <style:text-properties officeooo:rsid="0005d00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ed074"/>
    </style:style>
    <style:style style:name="T4" style:family="text">
      <style:text-properties officeooo:rsid="000f9ef2"/>
    </style:style>
    <style:style style:name="T5" style:family="text">
      <style:text-properties officeooo:rsid="000fe8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RDV Client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Date</text:p>
          </table:table-cell>
          <table:table-cell table:style-name="Table1.B1" office:value-type="string">
            <text:p text:style-name="P8">0<text:span text:style-name="T3">7</text:span>/11/2023</text:p>
          </table:table-cell>
        </table:table-row>
        <table:table-row>
          <table:table-cell table:style-name="Table1.A2" office:value-type="string">
            <text:p text:style-name="P7">Sprint n°</text:p>
          </table:table-cell>
          <table:table-cell table:style-name="Table1.B2" office:value-type="string">
            <text:p text:style-name="P17">4</text:p>
          </table:table-cell>
        </table:table-row>
        <table:table-row>
          <table:table-cell table:style-name="Table1.A2" office:value-type="string">
            <text:p text:style-name="P7">Groupe</text:p>
          </table:table-cell>
          <table:table-cell table:style-name="Table1.B2" office:value-type="string">
            <text:p text:style-name="P8">Benoi<text:span text:style-name="T5">t</text:span> PaiROB</text:p>
          </table:table-cell>
        </table:table-row>
        <table:table-row table:style-name="Table1.4">
          <table:table-cell table:style-name="Table1.A2" office:value-type="string">
            <text:p text:style-name="P7">PO</text:p>
          </table:table-cell>
          <table:table-cell table:style-name="Table1.B2" office:value-type="string">
            <text:p text:style-name="P17">BELIER Titouan</text:p>
          </table:table-cell>
        </table:table-row>
      </table:table>
      <text:p text:style-name="P3"/>
      <text:p text:style-name="P2"/>
      <text:p text:style-name="P12">Pendant la réunion </text:p>
      <text:p text:style-name="P11">Le client a pu prendre connaissance de la simulation avec le contrôle via télécommande a été montrée au client. </text:p>
      <text:p text:style-name="P11">Le client a pu télécharger le débian avec la commande dpkg -i url.</text:p>
      <text:p text:style-name="P11">Le client a pu consulter le Taïga pour suivre l’avancée du projet via le Git.</text:p>
      <text:p text:style-name="P11"/>
      <text:p text:style-name="P4"><text:span text:style-name="T1">Attentes</text:span> client</text:p>
      <text:p text:style-name="P14"/>
      <text:p text:style-name="P10">Le client souhaite:</text:p>
      <text:p text:style-name="P13">- <text:span text:style-name="T3">pouvoir télécharger les nouvelles versions du debian directement via la commande sudo apt update,</text:span></text:p>
      <text:p text:style-name="P13">- <text:span text:style-name="T3">que la masse du robot utilisée dans la simulation lui soit communiqué via Git,</text:span></text:p>
      <text:p text:style-name="P13">- <text:span text:style-name="T3">pouvoir accéder au README sur la branch main du Git, les commandes à utiliser doivent être marquée en markdown pour être copiées facilement,</text:span></text:p>
      <text:p text:style-name="P13">- <text:span text:style-name="T3">Pouvoir lancer la simulation sur son ordinateur avec une seule commande de launch,</text:span></text:p>
      <text:p text:style-name="P13">- <text:span text:style-name="T3">Avoir un robot qui détecte les balles de tennis.</text:span></text:p>
      <text:p text:style-name="P16"/>
      <text:p text:style-name="P2"/>
      <text:p text:style-name="P2"/>
      <text:p text:style-name="P5">Actions à prendre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ID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Echéance prévi. (N° <text:span text:style-name="T2">Sprint</text:span>)</text:p>
          </table:table-cell>
        </table:table-row>
        <table:table-row table:style-name="Table2.2"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7">Transformer les lignes de commande en Markdown.</text:p>
          </table:table-cell>
          <table:table-cell table:style-name="Table2.C2" office:value-type="string">
            <text:p text:style-name="P9">1 sprint</text:p>
          </table:table-cell>
        </table:table-row>
        <text:soft-page-break/>
        <table:table-row table:style-name="Table2.3">
          <table:table-cell table:style-name="Table2.A2" office:value-type="string">
            <text:p text:style-name="P18">2</text:p>
          </table:table-cell>
          <table:table-cell table:style-name="Table2.A2" office:value-type="string">
            <text:p text:style-name="P19">Merge le Git en fin de projet<text:span text:style-name="T4">.</text:span></text:p>
          </table:table-cell>
          <table:table-cell table:style-name="Table2.C2" office:value-type="string">
            <text:p text:style-name="P9">1 sprint</text:p>
          </table:table-cell>
        </table:table-row>
        <table:table-row table:style-name="Table2.4">
          <table:table-cell table:style-name="Table2.A2" office:value-type="string">
            <text:p text:style-name="P18">3</text:p>
          </table:table-cell>
          <table:table-cell table:style-name="Table2.A2" office:value-type="string">
            <text:p text:style-name="P19">Créer un debian téléchargeable avec sudo apt update <text:span text:style-name="T4">et mettre à jour le debian.</text:span></text:p>
          </table:table-cell>
          <table:table-cell table:style-name="Table2.C2" office:value-type="string">
            <text:p text:style-name="P9">1 sprint </text:p>
          </table:table-cell>
        </table:table-row>
        <table:table-row table:style-name="Table2.4">
          <table:table-cell table:style-name="Table2.A2" office:value-type="string">
            <text:p text:style-name="P18">4</text:p>
          </table:table-cell>
          <table:table-cell table:style-name="Table2.A2" office:value-type="string">
            <text:p text:style-name="P19">Regrouper le lancement des programmes sous une seule commande launch<text:span text:style-name="T4">.</text:span></text:p>
          </table:table-cell>
          <table:table-cell table:style-name="Table2.C2" office:value-type="string">
            <text:p text:style-name="P20">1 sprint </text:p>
          </table:table-cell>
        </table:table-row>
        <table:table-row table:style-name="Table2.4">
          <table:table-cell table:style-name="Table2.A2" office:value-type="string">
            <text:p text:style-name="P18">5</text:p>
            <text:p text:style-name="P18"/>
          </table:table-cell>
          <table:table-cell table:style-name="Table2.A2" office:value-type="string">
            <text:p text:style-name="P21">Corriger la télécommande pour pouvoir commander correctement en arrière</text:p>
          </table:table-cell>
          <table:table-cell table:style-name="Table2.C2" office:value-type="string">
            <text:p text:style-name="P20">1 sprint </text:p>
          </table:table-cell>
        </table:table-row>
        <table:table-row table:style-name="Table2.4">
          <table:table-cell table:style-name="Table2.A2" office:value-type="string">
            <text:p text:style-name="P18">6</text:p>
          </table:table-cell>
          <table:table-cell table:style-name="Table2.A2" office:value-type="string">
            <text:p text:style-name="P21">La télécommande doit marcher avec deux joysticks</text:p>
          </table:table-cell>
          <table:table-cell table:style-name="Table2.C2" office:value-type="string">
            <text:p text:style-name="P20">1 sprint </text:p>
          </table:table-cell>
        </table:table-row>
        <table:table-row table:style-name="Table2.4">
          <table:table-cell table:style-name="Table2.A2" office:value-type="string">
            <text:p text:style-name="P22">7</text:p>
          </table:table-cell>
          <table:table-cell table:style-name="Table2.A2" office:value-type="string">
            <text:p text:style-name="P21">Finir le package de détection de balles.</text:p>
          </table:table-cell>
          <table:table-cell table:style-name="Table2.C2" office:value-type="string">
            <text:p text:style-name="P20">1 sprint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wasdee" svg:font-family="Sawasdee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7:33:27.161744212</meta:creation-date>
    <dc:date>2023-11-08T09:25:35.452240152</dc:date>
    <meta:editing-duration>PT18H24M13S</meta:editing-duration>
    <meta:editing-cycles>6</meta:editing-cycles>
    <meta:generator>LibreOffice/7.3.7.2$Linux_X86_64 LibreOffice_project/30$Build-2</meta:generator>
    <meta:document-statistic meta:table-count="2" meta:image-count="0" meta:object-count="0" meta:page-count="2" meta:paragraph-count="45" meta:word-count="238" meta:character-count="1347" meta:non-whitespace-character-count="1147"/>
  </office:meta>
</office:document-meta>
</file>